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font-size-asian="10.5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2pt" style:font-size-asian="10.5pt" style:font-size-complex="12pt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style:font-name="Arial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style:font-name="Arial" fo:font-weight="bold" style:font-weight-asian="bold" style:font-weight-complex="bold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style:font-name="Arial"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style:font-size-asian="10.5pt" style:font-size-complex="12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>
      <style:text-properties style:font-name="Arial" fo:font-size="12pt" style:font-size-asian="10.5pt" style:font-size-complex="12pt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margin-left="1.231cm" fo:margin-right="0cm" fo:text-indent="0cm" style:auto-text-indent="false"/>
      <style:text-properties style:font-name="Arial" fo:font-size="12pt" style:font-size-asian="10.5pt" style:font-size-complex="12pt"/>
    </style:style>
    <style:style style:name="P15" style:family="paragraph" style:parent-style-name="Text_20_body">
      <style:paragraph-properties fo:margin-left="1.231cm" fo:margin-right="0cm" fo:text-indent="0cm" style:auto-text-indent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left="1.27cm" fo:margin-right="0cm" fo:text-indent="0cm" style:auto-text-indent="false">
        <style:tab-stops/>
      </style:paragraph-properties>
      <style:text-properties style:font-name="Arial" fo:font-size="12pt" style:font-size-asian="10.5pt" style:font-size-complex="12pt"/>
    </style:style>
    <style:style style:name="P17" style:family="paragraph" style:parent-style-name="Text_20_body">
      <style:paragraph-properties fo:margin-left="1.27cm" fo:margin-right="0cm" fo:text-indent="0cm" style:auto-text-indent="false">
        <style:tab-stops/>
      </style:paragraph-properties>
      <style:text-properties style:font-name="Arial" fo:font-size="12pt" fo:font-style="normal" style:font-size-asian="10.5pt" style:font-style-asian="normal" style:font-size-complex="12pt" style:font-style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19" style:family="paragraph" style:parent-style-name="Standard" style:list-style-name="L1">
      <style:paragraph-properties fo:margin-left="1.251cm" fo:margin-right="0cm" fo:text-align="start" style:justify-single-word="false" fo:text-indent="0cm" style:auto-text-indent="false"/>
      <style:text-properties style:font-name="Arial" fo:font-size="12pt" style:font-size-asian="10.5pt" style:font-size-complex="12pt"/>
    </style:style>
    <style:style style:name="P20" style:family="paragraph" style:parent-style-name="Text_20_body" style:list-style-name="L2">
      <style:text-properties style:font-name="Arial" fo:font-weight="bold" style:font-weight-asian="bold" style:font-weight-complex="bold"/>
    </style:style>
    <style:style style:name="P21" style:family="paragraph" style:parent-style-name="Text_20_body">
      <style:paragraph-properties fo:margin-left="0cm" fo:margin-right="0cm" fo:text-indent="1.217cm" style:auto-text-indent="false">
        <style:tab-stops/>
      </style:paragraph-properties>
      <style:text-properties style:font-name="Arial" fo:font-size="12pt" fo:font-style="normal" style:font-size-asian="10.5pt" style:font-style-asian="normal" style:font-size-complex="12pt" style:font-style-complex="normal"/>
    </style:style>
    <style:style style:name="P22" style:family="paragraph" style:parent-style-name="Text_20_body">
      <style:paragraph-properties fo:margin-left="1.244cm" fo:margin-right="0cm" fo:text-indent="0cm" style:auto-text-indent="false"/>
    </style:style>
    <style:style style:name="P23" style:family="paragraph" style:parent-style-name="Text_20_body">
      <style:paragraph-properties fo:margin-left="1.244cm" fo:margin-right="0cm" fo:text-indent="0cm" style:auto-text-indent="false">
        <style:tab-stops>
          <style:tab-stop style:position="0cm"/>
        </style:tab-stops>
      </style:paragraph-properties>
    </style:style>
    <style:style style:name="P24" style:family="paragraph" style:parent-style-name="Text_20_body">
      <style:paragraph-properties fo:margin-left="1.217cm" fo:margin-right="0cm" fo:text-indent="0cm" style:auto-text-indent="false">
        <style:tab-stops/>
      </style:paragraph-properties>
      <style:text-properties style:font-name="Arial" fo:font-size="12pt" fo:font-style="normal" style:font-size-asian="10.5pt" style:font-style-asian="normal" style:font-size-complex="12pt" style:font-style-complex="normal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27" style:family="paragraph" style:parent-style-name="Heading_20_3">
      <style:paragraph-properties fo:margin-left="2.501cm" fo:margin-right="0cm" fo:text-indent="-1.27cm" style:auto-text-indent="false"/>
    </style:style>
    <style:style style:name="P28" style:family="paragraph" style:parent-style-name="Heading_20_3">
      <style:paragraph-properties fo:margin-left="0cm" fo:margin-right="0cm" fo:text-indent="1.217cm" style:auto-text-indent="false"/>
    </style:style>
    <style:style style:name="T1" style:family="text">
      <style:text-properties style:font-name="Arial" fo:font-size="12pt" style:font-size-asian="10.5pt" style:font-size-complex="12pt"/>
    </style:style>
    <style:style style:name="T2" style:family="text">
      <style:text-properties style:font-name="Arial" fo:font-size="16.1000003814697pt" style:font-size-asian="16.1000003814697pt" style:font-size-complex="16.1000003814697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6.1000003814697pt" style:font-size-asian="16.1000003814697pt" style:font-size-complex="16.1000003814697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ma Carla 1.0</text:p>
      <text:p text:style-name="P2">un software di Claudio Desideri e Luca Foschiani</text:p>
      <text:p text:style-name="P3">(110059) <text:s text:c="13"/>(109623) <text:s text:c="38"/></text:p>
      <text:p text:style-name="P4"/>
      <text:p text:style-name="P4"/>
      <text:p text:style-name="P4">1.0 – Obiettivi del progetto</text:p>
      <text:p text:style-name="P4"/>
      <text:p text:style-name="P4">2.0 – Infrastruttura di rete</text:p>
      <text:p text:style-name="P5">2.1 – Server</text:p>
      <text:p text:style-name="P5">2.2 – Client</text:p>
      <text:p text:style-name="P5"/>
      <text:p text:style-name="P9">3.0 – Complessità algoritmica</text:p>
      <text:list xml:id="list5409238511" text:style-name="L1">
        <text:list-item>
          <text:list>
            <text:list-item>
              <text:p text:style-name="P19">– Code per partite e utenti</text:p>
            </text:list-item>
            <text:list-item>
              <text:p text:style-name="P18">– Logica di gioco</text:p>
            </text:list-item>
          </text:list>
        </text:list-item>
      </text:list>
      <text:p text:style-name="P5"/>
      <text:p text:style-name="P9">4.0 – Esempio di partita</text:p>
      <text:p text:style-name="P5">4.1 – Registrazione utente</text:p>
      <text:p text:style-name="P5">4.2 – Un server, due client</text:p>
      <text:p text:style-name="P5">4.3 – Vinta o persa?</text:p>
      <text:h text:style-name="P25" text:outline-level="1">1.0 <text:span text:style-name="T1">– </text:span>Obiettivi di progetto</text:h>
      <text:p text:style-name="P11">Dopo un'attenta analisi del gioco della dama, con numerose prove sul campo, abbiamo stilato una lista di requisiti che devono essere soddisfatti dal nostro software.</text:p>
      <text:p text:style-name="P6"><text:span text:style-name="T3">1)</text:span> Il software deve poter permettere a 2 persone anche fisicamente distanti di disputare un incontro a dama con il sussidio di almeno 2 calcolatori.</text:p>
      <text:p text:style-name="P7">2)<text:span text:style-name="T4"> Il software deve essere sicuro per l'utente, cioè deve fornire gli strumenti atti al riconoscimento univoco della persona giocante.</text:span></text:p>
      <text:p text:style-name="P7">3)<text:span text:style-name="T4"> Il software deve essere intuitivo ed immediato nell'utilizzo, grazie all'utilizzo di un'interfaccia grafica semplice ma efficace.</text:span></text:p>
      <text:p text:style-name="P8"/>
      <text:p text:style-name="P10">Al fine di soddisfare questi tre requisiti abbiamo deciso l'adozione dei seguenti strumenti di sviluppo:</text:p>
      <text:list xml:id="list767686145" text:style-name="L2">
        <text:list-item>
          <text:p text:style-name="P20">clang,<text:span text:style-name="T4"> come compilatore moderno ed efficiente</text:span></text:p>
        </text:list-item>
        <text:list-item>
          <text:p text:style-name="P20">make,<text:span text:style-name="T4"> come strumento di build/clean automatico</text:span></text:p>
        </text:list-item>
        <text:list-item>
          <text:p text:style-name="P20">gdb,<text:span text:style-name="T4"> come debugger per risolvere i bug più ostici</text:span></text:p>
        </text:list-item>
        <text:list-item>
          <text:p text:style-name="P20">valgrind,<text:span text:style-name="T4"> per evitare memleaks e bug critici per la memoria</text:span></text:p>
        </text:list-item>
        <text:list-item>
          <text:p text:style-name="P20">mercurial,<text:span text:style-name="T4"> come sistema di versioning online</text:span></text:p>
        </text:list-item>
      </text:list>
      <text:p text:style-name="P13"/>
      <text:h text:style-name="Heading_20_1" text:outline-level="1">2.0 <text:span text:style-name="T1">– </text:span><text:span text:style-name="T2">Infrastruttura di rete</text:span></text:h>
      <text:p text:style-name="P12">L'infrastruttura di rete di DamaCarla è basata sulla comunicazione tra i client e un server centrale che gestisce le autenticazioni, le code, le partite e i risultati (non ancora supportati).</text:p>
      <text:p text:style-name="P12">Al fine di soddisfare queste esigenze abbiamo deciso di usare un particolare messaggio unificato standard chiamato <text:span text:style-name="T6">netmessage</text:span><text:span text:style-name="T7"> che altro non è che una struct contentene 5 stringhe da 50 caratteri l'una. </text:span></text:p>
      <text:h text:style-name="P27" text:outline-level="3"><text:span text:style-name="T5">2.1</text:span> <text:span text:style-name="T5">–</text:span> <text:span text:style-name="T5">Server</text:span></text:h>
      <text:p text:style-name="P14">Il server è composto da un unico processo che si occupa di rispondere a tutti i client che fanno richiesta. Il server, quindi, una volta avviato resta in una imperturbabile attesa di richieste.</text:p>
      <text:p text:style-name="P14">Nel momento in cui un client fa richiesta il socket accetta la connessione, vengono elaborati i dati nel server e viene formulata una risposta che viene immediamente spedita al client, per aggiornarlo sulla situazione. Al termina di questa “operazione atomica” la connessione viene chiusa.</text:p>
      <text:p text:style-name="P14">La gestione della connessione quindi è <text:span text:style-name="T3">stateless</text:span><text:span text:style-name="T4">. Il server, infatti, non manderà mai dati ad un client senza che questo prima ne abbia fatto esplicita richiesta.</text:span></text:p>
      <text:p text:style-name="P15">Particolare menzione richiede la gestione del log utente e delle partite, gestita con hash univoci da 30 caratteri alfanumerici generati casualmente.</text:p>
      <text:h text:style-name="P27" text:outline-level="3"><text:soft-page-break/><text:span text:style-name="T5">2.2 </text:span><text:span text:style-name="T5">– </text:span><text:span text:style-name="T5">Client</text:span></text:h>
      <text:p text:style-name="P16">Il client si comporta esattamente come descritto sopra, con la particolarità di nascondere gran parte del lavoro dietro ad un'interfaccia grafica scritta con l'ausilio delle librerie <text:span text:style-name="T6">ncurses</text:span><text:span text:style-name="T7">.</text:span></text:p>
      <text:p text:style-name="P17">Dall'accensione allo spegnimento infatti, ogni azione è coperta da interfaccia grafica.</text:p>
      <text:p text:style-name="P17"/>
      <text:h text:style-name="P26" text:outline-level="1">3.0 – Complessità algoritmica</text:h>
      <text:h text:style-name="P28" text:outline-level="3"><text:tab/>3.1 – Code per partite e utenti facile gestione della memoria</text:h>
      <text:p text:style-name="P23">Entrambe queste code sono implementate tramite linked list standard. Abbiamo scelto questo</text:p>
      <text:p text:style-name="P23">approccio in quanto permertte una facile gestione della memoria, pur mantenendo l'inserimento e la cancellazine degli elementi in tempo O(1). </text:p>
      <text:h text:style-name="P28" text:outline-level="3"><text:tab/>3.2 – Logica di gioco</text:h>
      <text:p text:style-name="P22">Le due funzioni più dispendiose per quanto riguarda la logica di gioco sono canMove e nextMove, entrambe queste funzioni hanno una complessità lineare rispetto al numero di caselle sulla scacchiera, quindi 64.</text:p>
      <text:p text:style-name="P24"/>
      <text:p text:style-name="P21"/>
      <text:h text:style-name="Heading_20_1" text:outline-level="1">4.0 – Esempio di partita</text:h>
      <text:p text:style-name="P13">Per compilare il programma va usato il makefile (implementato per comodità). A questo punto posso eseguire il server e i client necessari. Per il gioco in remoto posso specificare l'ip del server nel momento in cui il client viene eseguito.</text:p>
      <text:p text:style-name="P13">Ora ai client verrà chiesto di loggarsi con uno degli account già creati o registrarne uno nuovo (due account sono già registrati e possono essere utilizzati per i test). Il server terrà traccia degli utenti loggati e, qualora due di questi richiedessero di giocare, li accoppierà e la partita inizierà (il server è in grado di gestire più di una partita in contemporanea).</text:p>
      <text:p text:style-name="P13">Ad un giocatore verrà assegnato il colore bianco, visualizzerà immediatamente la scacchiera e potrà fare la sua mossa tramite input da tastiera, con la possibilità di ripetere la mossa qualora ne richiedesse una invalida. Il giocatore negro riceverà l'aggiornamento della mossa del bianco e gli verrà chiesto a sua volta di compiere una mossa. Questo schema si ripeterà fino a quando il server verificherà che uno dei due giocatori ha perso (verificando ad ogni turno che i giocatori abbiano almeno una pedina in campo e che sia possibile muovere almeno una delle pedine presenti). Quando uno dei due giocatori non possiede pedine o è impossibilitato a muoverle, i giocatori riceveranno un messaggio della durata di 4 secondi contenente l'esito della partita, dopodichè il client verrà automaticamente termin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o Desideri</meta:initial-creator>
    <meta:creation-date>2013-04-11T22:21:55</meta:creation-date>
    <dc:date>2013-04-18T00:43:04</dc:date>
    <meta:editing-duration>PT1H42M23S</meta:editing-duration>
    <meta:editing-cycles>17</meta:editing-cycles>
    <meta:generator>LibreOffice/3.5$Linux_x86 LibreOffice_project/350m1$Build-2</meta:generator>
    <meta:document-statistic meta:table-count="0" meta:image-count="0" meta:object-count="0" meta:page-count="3" meta:paragraph-count="46" meta:word-count="767" meta:character-count="4864" meta:non-whitespace-character-count="4094"/>
  </office:meta>
</office:document-meta>
</file>